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2ae44" officeooo:paragraph-rsid="0012ae44"/>
    </style:style>
    <style:style style:name="P2" style:family="paragraph" style:parent-style-name="Standard">
      <style:paragraph-properties fo:line-height="200%"/>
      <style:text-properties officeooo:rsid="0003fba0" officeooo:paragraph-rsid="0003fba0"/>
    </style:style>
    <style:style style:name="P3" style:family="paragraph" style:parent-style-name="Standard">
      <style:text-properties style:font-name="Ubuntu" fo:font-size="12pt" style:font-size-asian="12pt" style:font-size-complex="12pt"/>
    </style:style>
    <style:style style:name="P4" style:family="paragraph" style:parent-style-name="Standard">
      <style:text-properties style:font-name="Ubuntu" fo:font-size="12pt" officeooo:rsid="0003fba0" officeooo:paragraph-rsid="0003fba0" style:font-size-asian="12pt" style:font-size-complex="12pt"/>
    </style:style>
    <style:style style:name="P5" style:family="paragraph" style:parent-style-name="Standard" style:list-style-name="L3">
      <style:text-properties style:font-name="Ubuntu" fo:font-size="12pt" officeooo:rsid="0003fba0" officeooo:paragraph-rsid="0003fba0" style:font-size-asian="12pt" style:font-size-complex="12pt"/>
    </style:style>
    <style:style style:name="P6" style:family="paragraph" style:parent-style-name="Standard" style:list-style-name="L4">
      <style:text-properties style:font-name="Ubuntu" fo:font-size="12pt" officeooo:rsid="0003fba0" officeooo:paragraph-rsid="0003fba0" style:font-size-asian="12pt" style:font-size-complex="12pt"/>
    </style:style>
    <style:style style:name="P7" style:family="paragraph" style:parent-style-name="Standard" style:list-style-name="L14">
      <style:text-properties style:font-name="Ubuntu" fo:font-size="12pt" officeooo:rsid="0003fba0" officeooo:paragraph-rsid="0003fba0" style:font-size-asian="12pt" style:font-size-complex="12pt"/>
    </style:style>
    <style:style style:name="P8" style:family="paragraph" style:parent-style-name="Standard" style:list-style-name="L3">
      <style:text-properties style:font-name="Ubuntu" fo:font-size="12pt" officeooo:rsid="000e98af" officeooo:paragraph-rsid="000e98af" style:font-size-asian="12pt" style:font-size-complex="12pt"/>
    </style:style>
    <style:style style:name="P9" style:family="paragraph" style:parent-style-name="Standard" style:list-style-name="L4">
      <style:text-properties style:font-name="Ubuntu" fo:font-size="12pt" officeooo:rsid="000e98af" officeooo:paragraph-rsid="000e98af" style:font-size-asian="12pt" style:font-size-complex="12pt"/>
    </style:style>
    <style:style style:name="P10" style:family="paragraph" style:parent-style-name="Standard" style:list-style-name="L5">
      <style:text-properties style:font-name="Ubuntu" fo:font-size="12pt" officeooo:rsid="000e98af" officeooo:paragraph-rsid="000e98af" style:font-size-asian="12pt" style:font-size-complex="12pt"/>
    </style:style>
    <style:style style:name="P11" style:family="paragraph" style:parent-style-name="Standard" style:list-style-name="L6">
      <style:text-properties style:font-name="Ubuntu" fo:font-size="12pt" officeooo:rsid="000e98af" officeooo:paragraph-rsid="000e98af" style:font-size-asian="12pt" style:font-size-complex="12pt"/>
    </style:style>
    <style:style style:name="P12" style:family="paragraph" style:parent-style-name="Standard" style:list-style-name="L5">
      <style:text-properties style:font-name="Ubuntu" fo:font-size="12pt" officeooo:rsid="000444f6" officeooo:paragraph-rsid="000444f6" style:font-size-asian="12pt" style:font-size-complex="12pt"/>
    </style:style>
    <style:style style:name="P13" style:family="paragraph" style:parent-style-name="Standard">
      <style:text-properties style:font-name="Ubuntu" fo:font-size="12pt" officeooo:rsid="000444f6" officeooo:paragraph-rsid="000444f6" style:font-size-asian="12pt" style:font-size-complex="12pt"/>
    </style:style>
    <style:style style:name="P14" style:family="paragraph" style:parent-style-name="Standard" style:list-style-name="L6">
      <style:text-properties style:font-name="Ubuntu" fo:font-size="12pt" officeooo:rsid="000444f6" officeooo:paragraph-rsid="000444f6" style:font-size-asian="12pt" style:font-size-complex="12pt"/>
    </style:style>
    <style:style style:name="P15" style:family="paragraph" style:parent-style-name="Standard" style:list-style-name="L7">
      <style:text-properties style:font-name="Ubuntu" fo:font-size="12pt" officeooo:rsid="000444f6" officeooo:paragraph-rsid="000444f6" style:font-size-asian="12pt" style:font-size-complex="12pt"/>
    </style:style>
    <style:style style:name="P16" style:family="paragraph" style:parent-style-name="Standard">
      <style:text-properties style:font-name="Ubuntu" fo:font-size="12pt" officeooo:rsid="00057bcd" officeooo:paragraph-rsid="00057bcd" style:font-size-asian="12pt" style:font-size-complex="12pt"/>
    </style:style>
    <style:style style:name="P17" style:family="paragraph" style:parent-style-name="Standard" style:list-style-name="L8">
      <style:text-properties style:font-name="Ubuntu" fo:font-size="12pt" officeooo:rsid="00057bcd" officeooo:paragraph-rsid="00057bcd" style:font-size-asian="12pt" style:font-size-complex="12pt"/>
    </style:style>
    <style:style style:name="P18" style:family="paragraph" style:parent-style-name="Standard" style:list-style-name="L8">
      <style:text-properties style:font-name="Ubuntu" fo:font-size="12pt" officeooo:rsid="00079745" officeooo:paragraph-rsid="00079745" style:font-size-asian="12pt" style:font-size-complex="12pt"/>
    </style:style>
    <style:style style:name="P19" style:family="paragraph" style:parent-style-name="Standard">
      <style:text-properties style:font-name="Ubuntu" fo:font-size="12pt" officeooo:rsid="00079745" officeooo:paragraph-rsid="00079745" style:font-size-asian="12pt" style:font-size-complex="12pt"/>
    </style:style>
    <style:style style:name="P20" style:family="paragraph" style:parent-style-name="Standard" style:list-style-name="L9">
      <style:text-properties style:font-name="Ubuntu" fo:font-size="12pt" officeooo:rsid="000969bf" officeooo:paragraph-rsid="000969bf" style:font-size-asian="12pt" style:font-size-complex="12pt"/>
    </style:style>
    <style:style style:name="P21" style:family="paragraph" style:parent-style-name="Standard">
      <style:text-properties style:font-name="Ubuntu" fo:font-size="12pt" officeooo:rsid="000969bf" officeooo:paragraph-rsid="000969bf" style:font-size-asian="12pt" style:font-size-complex="12pt"/>
    </style:style>
    <style:style style:name="P22" style:family="paragraph" style:parent-style-name="Standard" style:list-style-name="L10">
      <style:text-properties style:font-name="Ubuntu" fo:font-size="12pt" officeooo:rsid="00096f29" officeooo:paragraph-rsid="00096f29" style:font-size-asian="12pt" style:font-size-complex="12pt"/>
    </style:style>
    <style:style style:name="P23" style:family="paragraph" style:parent-style-name="Standard">
      <style:text-properties style:font-name="Ubuntu" fo:font-size="12pt" officeooo:rsid="00096f29" officeooo:paragraph-rsid="00096f29" style:font-size-asian="12pt" style:font-size-complex="12pt"/>
    </style:style>
    <style:style style:name="P24" style:family="paragraph" style:parent-style-name="Standard" style:list-style-name="L11">
      <style:text-properties style:font-name="Ubuntu" fo:font-size="12pt" officeooo:rsid="000aef35" officeooo:paragraph-rsid="000aef35" style:font-size-asian="12pt" style:font-size-complex="12pt"/>
    </style:style>
    <style:style style:name="P25" style:family="paragraph" style:parent-style-name="Standard" style:list-style-name="L13">
      <style:text-properties style:font-name="Ubuntu" fo:font-size="12pt" officeooo:rsid="000c6fd2" officeooo:paragraph-rsid="000c6fd2" style:font-size-asian="12pt" style:font-size-complex="12pt"/>
    </style:style>
    <style:style style:name="P26" style:family="paragraph" style:parent-style-name="Standard" style:list-style-name="L15">
      <style:text-properties style:font-name="Ubuntu" fo:font-size="12pt" style:font-size-asian="12pt" style:font-size-complex="12pt"/>
    </style:style>
    <style:style style:name="P27" style:family="paragraph" style:parent-style-name="Standard">
      <style:text-properties style:font-name="Ubuntu" fo:font-size="12pt" fo:font-weight="bold" officeooo:rsid="0003fba0" officeooo:paragraph-rsid="0003fba0" style:font-size-asian="12pt" style:font-weight-asian="bold" style:font-size-complex="12pt" style:font-weight-complex="bold"/>
    </style:style>
    <style:style style:name="P28" style:family="paragraph" style:parent-style-name="Standard">
      <style:text-properties style:font-name="Ubuntu" fo:font-size="12pt" fo:font-weight="bold" officeooo:rsid="0010293e" officeooo:paragraph-rsid="0010293e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Ubuntu" fo:font-size="12pt" fo:font-weight="bold" officeooo:rsid="000444f6" officeooo:paragraph-rsid="000444f6" style:font-size-asian="12pt" style:font-weight-asian="bold" style:font-size-complex="12pt" style:font-weight-complex="bold"/>
    </style:style>
    <style:style style:name="P30" style:family="paragraph" style:parent-style-name="Standard">
      <style:text-properties style:font-name="Ubuntu" fo:font-size="12pt" fo:font-weight="bold" officeooo:rsid="00057bcd" officeooo:paragraph-rsid="00057bcd" style:font-size-asian="12pt" style:font-weight-asian="bold" style:font-size-complex="12pt" style:font-weight-complex="bold"/>
    </style:style>
    <style:style style:name="P31" style:family="paragraph" style:parent-style-name="Standard">
      <style:text-properties style:font-name="Ubuntu" fo:font-size="12pt" fo:font-weight="bold" officeooo:rsid="00079745" officeooo:paragraph-rsid="00079745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Ubuntu" fo:font-size="12pt" fo:font-weight="bold" officeooo:rsid="000969bf" officeooo:paragraph-rsid="000969bf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Ubuntu" fo:font-size="12pt" fo:font-weight="bold" officeooo:rsid="000ada7d" officeooo:paragraph-rsid="000ada7d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Ubuntu" fo:font-size="12pt" fo:font-weight="bold" officeooo:rsid="000e98af" officeooo:paragraph-rsid="000aef35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Ubuntu" fo:font-size="12pt" fo:font-weight="bold" officeooo:rsid="000c6fd2" officeooo:paragraph-rsid="000c6fd2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Ubuntu" fo:font-size="12pt" fo:font-weight="bold" officeooo:rsid="000cb87f" officeooo:paragraph-rsid="000cb87f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Ubuntu" fo:font-size="12pt" fo:font-weight="bold" officeooo:rsid="00106bb2" officeooo:paragraph-rsid="00106bb2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text-properties style:font-name="Ubuntu" fo:font-size="12pt" fo:font-weight="normal" officeooo:rsid="0010293e" officeooo:paragraph-rsid="0010293e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Ubuntu" fo:font-size="12pt" fo:font-weight="normal" officeooo:rsid="0010293e" officeooo:paragraph-rsid="0010293e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text-properties style:font-name="Ubuntu" fo:font-size="12pt" fo:font-weight="normal" officeooo:rsid="0010293e" officeooo:paragraph-rsid="0010293e" style:font-size-asian="12pt" style:font-weight-asian="normal" style:font-size-complex="12pt" style:font-weight-complex="normal"/>
    </style:style>
    <style:style style:name="P41" style:family="paragraph" style:parent-style-name="Standard" style:list-style-name="L13">
      <style:text-properties style:font-name="Ubuntu" fo:font-size="12pt" fo:font-weight="normal" officeooo:rsid="000c6fd2" officeooo:paragraph-rsid="000c6fd2" style:font-size-asian="12pt" style:font-weight-asian="normal" style:font-size-complex="12pt" style:font-weight-complex="normal"/>
    </style:style>
    <style:style style:name="P42" style:family="paragraph" style:parent-style-name="Standard" style:list-style-name="L15">
      <style:text-properties style:font-name="Ubuntu" fo:font-size="12pt" fo:font-weight="normal" officeooo:rsid="000cb87f" officeooo:paragraph-rsid="000cb87f" style:font-size-asian="12pt" style:font-weight-asian="normal" style:font-size-complex="12pt" style:font-weight-complex="normal"/>
    </style:style>
    <style:style style:name="P43" style:family="paragraph" style:parent-style-name="Standard">
      <style:text-properties style:font-name="Ubuntu" fo:font-size="12pt" fo:font-weight="normal" officeooo:rsid="000cb87f" officeooo:paragraph-rsid="000cb87f" style:font-size-asian="12pt" style:font-weight-asian="normal" style:font-size-complex="12pt" style:font-weight-complex="normal"/>
    </style:style>
    <style:style style:name="P44" style:family="paragraph" style:parent-style-name="Standard" style:list-style-name="L16">
      <style:text-properties style:font-name="Ubuntu" fo:font-size="12pt" fo:font-weight="normal" officeooo:rsid="00106bb2" officeooo:paragraph-rsid="00106bb2" style:font-size-asian="12pt" style:font-weight-asian="normal" style:font-size-complex="12pt" style:font-weight-complex="normal"/>
    </style:style>
    <style:style style:name="P45" style:family="paragraph" style:parent-style-name="Standard">
      <style:text-properties style:font-name="Ubuntu" fo:font-size="12pt" fo:font-style="normal" fo:font-weight="bold" officeooo:rsid="0003fba0" officeooo:paragraph-rsid="0003fba0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797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acf8" style:font-weight-asian="bold" style:font-weight-complex="bold"/>
    </style:style>
    <style:style style:name="T4" style:family="text">
      <style:text-properties officeooo:rsid="00159f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7">Covered Topics:</text:p>
      <text:p text:style-name="P27"/>
      <text:p text:style-name="P28">Data stucture</text:p>
      <text:list xml:id="list1895117578" text:style-name="L1">
        <text:list-item>
          <text:p text:style-name="P38">linked list</text:p>
        </text:list-item>
        <text:list-item>
          <text:p text:style-name="P38">doubly linked list </text:p>
        </text:list-item>
        <text:list-item>
          <text:p text:style-name="P38">stack [FILO]</text:p>
        </text:list-item>
        <text:list-item>
          <text:p text:style-name="P38">Queue [FIFO]</text:p>
        </text:list-item>
        <text:list-item>
          <text:p text:style-name="P38">hash Tables</text:p>
        </text:list-item>
        <text:list-item>
          <text:p text:style-name="P38">recursion</text:p>
        </text:list-item>
      </text:list>
      <text:p text:style-name="P39"/>
      <text:p text:style-name="P28">Sorting</text:p>
      <text:list xml:id="list4027057602" text:style-name="L2">
        <text:list-item>
          <text:p text:style-name="P40">bubble sort</text:p>
        </text:list-item>
        <text:list-item>
          <text:p text:style-name="P40">selection sort</text:p>
        </text:list-item>
        <text:list-item>
          <text:p text:style-name="P40">insertion sort</text:p>
        </text:list-item>
        <text:list-item>
          <text:p text:style-name="P40">merge sort</text:p>
        </text:list-item>
        <text:list-item>
          <text:p text:style-name="P40">quick sort</text:p>
        </text:list-item>
      </text:list>
      <text:p text:style-name="P4"/>
      <text:p text:style-name="P45">List</text:p>
      <text:list xml:id="list1118856345" text:style-name="L3">
        <text:list-item>
          <text:p text:style-name="P5">ordered </text:p>
        </text:list-item>
        <text:list-item>
          <text:p text:style-name="P5">mutable</text:p>
        </text:list-item>
        <text:list-item>
          <text:p text:style-name="P5">allow duplicate elements</text:p>
        </text:list-item>
        <text:list-item>
          <text:p text:style-name="P8">[]</text:p>
        </text:list-item>
      </text:list>
      <text:p text:style-name="P4"/>
      <text:p text:style-name="P27">Tuple</text:p>
      <text:list xml:id="list4181948796" text:style-name="L4">
        <text:list-item>
          <text:p text:style-name="P6">ordered</text:p>
        </text:list-item>
        <text:list-item>
          <text:p text:style-name="P6">immutable</text:p>
        </text:list-item>
        <text:list-item>
          <text:p text:style-name="P6">allow duplicate elements</text:p>
        </text:list-item>
        <text:list-item>
          <text:p text:style-name="P6">list consume less memory space than the list </text:p>
        </text:list-item>
        <text:list-item>
          <text:p text:style-name="P9">()</text:p>
        </text:list-item>
      </text:list>
      <text:p text:style-name="P4"/>
      <text:p text:style-name="P29">Dictionaries</text:p>
      <text:list xml:id="list411672843" text:style-name="L5">
        <text:list-item>
          <text:p text:style-name="P12">key value pairs </text:p>
        </text:list-item>
        <text:list-item>
          <text:p text:style-name="P12">mutable</text:p>
        </text:list-item>
        <text:list-item>
          <text:p text:style-name="P12">Unordered</text:p>
        </text:list-item>
        <text:list-item>
          <text:p text:style-name="P10">{}</text:p>
        </text:list-item>
      </text:list>
      <text:p text:style-name="P13"/>
      <text:p text:style-name="P29">Sets</text:p>
      <text:list xml:id="list1105733499" text:style-name="L6">
        <text:list-item>
          <text:p text:style-name="P14">Unordered</text:p>
        </text:list-item>
        <text:list-item>
          <text:p text:style-name="P14">mutable </text:p>
        </text:list-item>
        <text:list-item>
          <text:p text:style-name="P14">no duplicate</text:p>
        </text:list-item>
        <text:list-item>
          <text:p text:style-name="P14">union/intersection </text:p>
        </text:list-item>
        <text:list-item>
          <text:p text:style-name="P11">()</text:p>
        </text:list-item>
      </text:list>
      <text:p text:style-name="P13"/>
      <text:p text:style-name="P29">Strings</text:p>
      <text:list xml:id="list1024105288" text:style-name="L7">
        <text:list-item>
          <text:p text:style-name="P15">ordered</text:p>
        </text:list-item>
        <text:list-item>
          <text:p text:style-name="P15">immutable</text:p>
        </text:list-item>
        <text:list-item>
          <text:p text:style-name="P15">text representation</text:p>
        </text:list-item>
        <text:list-item>
          <text:p text:style-name="P15">f-strings </text:p>
        </text:list-item>
        <text:list-item>
          <text:p text:style-name="P15">“ ”</text:p>
        </text:list-item>
      </text:list>
      <text:p text:style-name="P13"/>
      <text:p text:style-name="P16"><text:soft-page-break/></text:p>
      <text:p text:style-name="P16"/>
      <text:p text:style-name="P30">Collection <text:span text:style-name="T1">[Module]</text:span></text:p>
      <text:list xml:id="list3243363861" text:style-name="L8">
        <text:list-item>
          <text:p text:style-name="P17">counter</text:p>
        </text:list-item>
        <text:list-item>
          <text:p text:style-name="P18">name tuple</text:p>
        </text:list-item>
        <text:list-item>
          <text:p text:style-name="P18">defaultdict</text:p>
        </text:list-item>
        <text:list-item>
          <text:p text:style-name="P18">dequue </text:p>
        </text:list-item>
      </text:list>
      <text:p text:style-name="P19"/>
      <text:p text:style-name="P31">Itertools [Module]</text:p>
      <text:list xml:id="list795882388" text:style-name="L9">
        <text:list-item>
          <text:p text:style-name="P20">product</text:p>
        </text:list-item>
        <text:list-item>
          <text:p text:style-name="P20">permutation</text:p>
        </text:list-item>
        <text:list-item>
          <text:p text:style-name="P20">combination</text:p>
        </text:list-item>
        <text:list-item>
          <text:p text:style-name="P20">accumulate</text:p>
        </text:list-item>
        <text:list-item>
          <text:p text:style-name="P20">infinite itrators [count/cycle/repeat]</text:p>
        </text:list-item>
      </text:list>
      <text:p text:style-name="P21"/>
      <text:p text:style-name="P32">Lambda function </text:p>
      <text:list xml:id="list2443263599" text:style-name="L10">
        <text:list-item>
          <text:p text:style-name="P22">arguments: expression </text:p>
        </text:list-item>
        <text:list-item>
          <text:p text:style-name="P22">map function #map(func,seq)</text:p>
        </text:list-item>
        <text:list-item>
          <text:p text:style-name="P22">filter #map(func,seq)</text:p>
        </text:list-item>
      </text:list>
      <text:p text:style-name="P23"/>
      <text:p text:style-name="P33">Random [Module]</text:p>
      <text:list xml:id="list816938283" text:style-name="L11">
        <text:list-item>
          <text:p text:style-name="P24">randint [integer]</text:p>
        </text:list-item>
        <text:list-item>
          <text:p text:style-name="P24"><text:span text:style-name="T4">random</text:span> [float]</text:p>
        </text:list-item>
        <text:list-item>
          <text:p text:style-name="P24">choise/sample [string] </text:p>
        </text:list-item>
        <text:list-item>
          <text:p text:style-name="P24">shuffle </text:p>
        </text:list-item>
      </text:list>
      <text:p text:style-name="P34"/>
      <text:p text:style-name="P35">Decrators</text:p>
      <text:list xml:id="list2281315301" text:style-name="L13">
        <text:list-item>
          <text:p text:style-name="P25"><text:span text:style-name="T4">C</text:span>alling the function inside the fuction by using <text:span text:style-name="T2"><text:s/>(@[function to execute])</text:span></text:p>
        </text:list-item>
        <text:list-item>
          <text:p text:style-name="P41">while entering the argument inside the function use <text:span text:style-name="T2">(*</text:span><text:span text:style-name="T3">args,*kwargs)</text:span></text:p>
        </text:list-item>
      </text:list>
      <text:list xml:id="list846205828" text:style-name="L14">
        <text:list-header>
          <text:p text:style-name="P7"><text:s text:c="12"/></text:p>
        </text:list-header>
      </text:list>
      <text:p text:style-name="P36">Generators</text:p>
      <text:list xml:id="list227380924" text:style-name="L15">
        <text:list-item>
          <text:p text:style-name="P26">generator is a function that returns an object (iterator) which we can iterate over (<text:span text:style-name="T2">one value at a time)</text:span></text:p>
        </text:list-item>
        <text:list-item>
          <text:p text:style-name="P42">memory effecient</text:p>
        </text:list-item>
      </text:list>
      <text:p text:style-name="P43"/>
      <text:p text:style-name="P37">Read and write files</text:p>
      <text:list xml:id="list2380672794" text:style-name="L16">
        <text:list-item>
          <text:p text:style-name="P44">r-read</text:p>
        </text:list-item>
        <text:list-item>
          <text:p text:style-name="P44">w-write</text:p>
        </text:list-item>
        <text:list-item>
          <text:p text:style-name="P44">a-append</text:p>
        </text:list-item>
        <text:list-item>
          <text:p text:style-name="P44">open/close</text:p>
        </text:list-item>
        <text:list-item>
          <text:p text:style-name="P44">r+-read and write</text:p>
        </text:list-item>
        <text:list-item>
          <text:p text:style-name="P44">w+-creat new file and write</text:p>
        </text:list-item>
      </text:list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variant="normal" fo:text-transform="none" fo:color="#202124" fo:letter-spacing="normal" officeooo:rsid="000cb87f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3T19:21:20.373400304</meta:creation-date>
    <dc:date>2022-03-17T18:37:21.640638340</dc:date>
    <meta:editing-duration>PT14H48M29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76" meta:word-count="225" meta:character-count="1221" meta:non-whitespace-character-count="1107"/>
  </office:meta>
</office:document-meta>
</file>